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04H26M10.624051S" calcext:value-type="time">
            <text:p>1804:26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63]-[.B363] &gt; 0; [.C363]-[.B3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3]-[.F363] &gt; 0; [.G363]-[.F363]; 0)" office:value-type="time" office:time-value="PT00H00M00S" calcext:value-type="time">
            <text:p>00:00</text:p>
          </table:table-cell>
          <table:table-cell table:formula="of:=[.D363]+[.H3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4]-[.B364] &gt; 0; [.C364]-[.B3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4]-[.F364] &gt; 0; [.G364]-[.F364]; 0)" office:value-type="time" office:time-value="PT00H00M00S" calcext:value-type="time">
            <text:p>00:00</text:p>
          </table:table-cell>
          <table:table-cell table:formula="of:=[.D364]+[.H3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65]-[.B365] &gt; 0; [.C365]-[.B3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65]-[.F365] &gt; 0; [.G365]-[.F365]; 0)" office:value-type="time" office:time-value="PT00H00M00S" calcext:value-type="time">
            <text:p>00:00</text:p>
          </table:table-cell>
          <table:table-cell table:style-name="ce18" table:formula="of:=[.D365]+[.H3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08H12M13.117S" calcext:value-type="time">
            <text:p>08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8]-[.B368] &gt; 0; [.C368]-[.B3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8]-[.F368] &gt; 0; [.G368]-[.F368]; 0)" office:value-type="time" office:time-value="PT00H00M00S" calcext:value-type="time">
            <text:p>00:00</text:p>
          </table:table-cell>
          <table:table-cell table:formula="of:=[.D368]+[.H3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/00/0000</text:date>, <text:time style:data-style-name="N2" text:time-value="08:25:09.8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14T16:27:01.199000000</dc:date>
    <meta:editing-duration>P80DT22H6M4S</meta:editing-duration>
    <meta:editing-cycles>2139</meta:editing-cycles>
    <meta:generator>LibreOffice/7.2.6.2$Windows_X86_64 LibreOffice_project/b0ec3a565991f7569a5a7f5d24fed7f52653d754</meta:generator>
    <dc:creator>Benjamin Laws</dc:creator>
    <meta:document-statistic meta:table-count="2" meta:cell-count="2643" meta:object-count="0"/>
  </office:meta>
</office:document-meta>
</file>